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разр</text:p>
          </table:table-cell>
          <table:table-cell table:style-name="ce3" office:value-type="string" calcext:value-type="string">
            <text:p>Недель: 15</text:p>
          </table:table-cell>
          <table:table-cell table:number-columns-repeated="3"/>
          <table:table-cell office:value-type="string" calcext:value-type="string">
            <text:p>этап</text:p>
          </table:table-cell>
          <table:table-cell office:value-type="string" calcext:value-type="string">
            <text:p>рук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дни</text:p>
          </table:table-cell>
          <table:table-cell table:style-name="ce2" office:value-type="string" calcext:value-type="string">
            <text:p>часы</text:p>
          </table:table-cell>
          <table:table-cell table:style-name="ce2" office:value-type="string" calcext:value-type="string">
            <text:p>один час работы,руб</text:p>
          </table:table-cell>
          <table:table-cell table:style-name="ce2" office:value-type="string" calcext:value-type="string">
            <text:p>стоимость</text:p>
          </table:table-cell>
          <table:table-cell table:style-name="ce2" office:value-type="string" calcext:value-type="string">
            <text:p>%</text:p>
          </table:table-cell>
          <table:table-cell/>
          <table:table-cell office:value-type="string" calcext:value-type="string">
            <text:p>дни</text:p>
          </table:table-cell>
          <table:table-cell office:value-type="string" calcext:value-type="string">
            <text:p>часы</text:p>
          </table:table-cell>
          <table:table-cell office:value-type="string" calcext:value-type="string">
            <text:p>один</text:p>
          </table:table-cell>
          <table:table-cell office:value-type="string" calcext:value-type="string">
            <text:p>стоимость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6" office:value-type="float" office:value="6" calcext:value-type="float">
            <text:p>6</text:p>
          </table:table-cell>
          <table:table-cell office:value-type="float" office:value="16.14" calcext:value-type="float">
            <text:p>16,14</text:p>
          </table:table-cell>
          <table:table-cell table:formula="of:=[.B3]*[.C3]" office:value-type="float" office:value="96.84" calcext:value-type="float">
            <text:p>96,84</text:p>
          </table:table-cell>
          <table:table-cell table:formula="of:=([.B3]*100/[.B$16])" office:value-type="float" office:value="1.14942528735632" calcext:value-type="float">
            <text:p>1,149425287356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]*6" office:value-type="float" office:value="6" calcext:value-type="float">
            <text:p>6</text:p>
          </table:table-cell>
          <table:table-cell office:value-type="float" office:value="230" calcext:value-type="float">
            <text:p>230</text:p>
          </table:table-cell>
          <table:table-cell table:formula="of:=[.I3]*[.H3]" office:value-type="float" office:value="1380" calcext:value-type="float">
            <text:p>1380</text:p>
          </table:table-cell>
          <table:table-cell table:formula="of:=[.H3]*100/[.H$7]" office:value-type="float" office:value="5.88235294117647" calcext:value-type="float">
            <text:p>5,882352941176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]*6" office:value-type="float" office:value="30" calcext:value-type="float">
            <text:p>30</text:p>
          </table:table-cell>
          <table:table-cell office:value-type="float" office:value="16.14" calcext:value-type="float">
            <text:p>16,14</text:p>
          </table:table-cell>
          <table:table-cell table:formula="of:=[.B4]*[.C4]" office:value-type="float" office:value="484.2" calcext:value-type="float">
            <text:p>484,2</text:p>
          </table:table-cell>
          <table:table-cell table:formula="of:=([.B4]*100/[.B$16])" office:value-type="float" office:value="5.74712643678161" calcext:value-type="float">
            <text:p>5,7471264367816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G4]*6" office:value-type="float" office:value="36" calcext:value-type="float">
            <text:p>36</text:p>
          </table:table-cell>
          <table:table-cell office:value-type="float" office:value="230" calcext:value-type="float">
            <text:p>230</text:p>
          </table:table-cell>
          <table:table-cell table:formula="of:=[.I4]*[.H4]" office:value-type="float" office:value="8280" calcext:value-type="float">
            <text:p>8280</text:p>
          </table:table-cell>
          <table:table-cell table:formula="of:=[.H4]*100/[.H$7]" office:value-type="float" office:value="35.2941176470588" calcext:value-type="float">
            <text:p>35,29411764705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]*6" office:value-type="float" office:value="36" calcext:value-type="float">
            <text:p>36</text:p>
          </table:table-cell>
          <table:table-cell office:value-type="float" office:value="16.14" calcext:value-type="float">
            <text:p>16,14</text:p>
          </table:table-cell>
          <table:table-cell table:formula="of:=[.B5]*[.C5]" office:value-type="float" office:value="581.04" calcext:value-type="float">
            <text:p>581,04</text:p>
          </table:table-cell>
          <table:table-cell table:formula="of:=([.B5]*100/[.B$16])" office:value-type="float" office:value="6.89655172413793" calcext:value-type="float">
            <text:p>6,896551724137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G5]*6" office:value-type="float" office:value="36" calcext:value-type="float">
            <text:p>36</text:p>
          </table:table-cell>
          <table:table-cell office:value-type="float" office:value="230" calcext:value-type="float">
            <text:p>230</text:p>
          </table:table-cell>
          <table:table-cell table:formula="of:=[.I5]*[.H5]" office:value-type="float" office:value="8280" calcext:value-type="float">
            <text:p>8280</text:p>
          </table:table-cell>
          <table:table-cell table:formula="of:=[.H5]*100/[.H$7]" office:value-type="float" office:value="35.2941176470588" calcext:value-type="float">
            <text:p>35,29411764705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]*6" office:value-type="float" office:value="96" calcext:value-type="float">
            <text:p>96</text:p>
          </table:table-cell>
          <table:table-cell office:value-type="float" office:value="16.14" calcext:value-type="float">
            <text:p>16,14</text:p>
          </table:table-cell>
          <table:table-cell table:formula="of:=[.B6]*[.C6]" office:value-type="float" office:value="1549.44" calcext:value-type="float">
            <text:p>1549,44</text:p>
          </table:table-cell>
          <table:table-cell table:formula="of:=([.B6]*100/[.B$16])" office:value-type="float" office:value="18.3908045977011" calcext:value-type="float">
            <text:p>18,390804597701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G6]*6" office:value-type="float" office:value="24" calcext:value-type="float">
            <text:p>24</text:p>
          </table:table-cell>
          <table:table-cell office:value-type="float" office:value="230" calcext:value-type="float">
            <text:p>230</text:p>
          </table:table-cell>
          <table:table-cell table:formula="of:=[.I6]*[.H6]" office:value-type="float" office:value="5520" calcext:value-type="float">
            <text:p>5520</text:p>
          </table:table-cell>
          <table:table-cell table:formula="of:=[.H6]*100/[.H$7]" office:value-type="float" office:value="23.5294117647059" calcext:value-type="float">
            <text:p>23,52941176470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7]*6" office:value-type="float" office:value="72" calcext:value-type="float">
            <text:p>72</text:p>
          </table:table-cell>
          <table:table-cell office:value-type="float" office:value="16.14" calcext:value-type="float">
            <text:p>16,14</text:p>
          </table:table-cell>
          <table:table-cell table:formula="of:=[.B7]*[.C7]" office:value-type="float" office:value="1162.08" calcext:value-type="float">
            <text:p>1162,08</text:p>
          </table:table-cell>
          <table:table-cell table:formula="of:=([.B7]*100/[.B$16])" office:value-type="float" office:value="13.7931034482759" calcext:value-type="float">
            <text:p>13,7931034482759</text:p>
          </table:table-cell>
          <table:table-cell office:value-type="float" office:value="5" calcext:value-type="float">
            <text:p>5</text:p>
          </table:table-cell>
          <table:table-cell table:formula="of:=SUM([.G3:.G6])" office:value-type="float" office:value="17" calcext:value-type="float">
            <text:p>17</text:p>
          </table:table-cell>
          <table:table-cell table:formula="of:=SUM([.H3:.H6])" office:value-type="float" office:value="102" calcext:value-type="float">
            <text:p>102</text:p>
          </table:table-cell>
          <table:table-cell/>
          <table:table-cell table:formula="of:=SUM([.J3:.J6])" office:value-type="float" office:value="23460" calcext:value-type="float">
            <text:p>23460</text:p>
          </table:table-cell>
          <table:table-cell table:formula="of:=SUM([.K3:.K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8]*6" office:value-type="float" office:value="72" calcext:value-type="float">
            <text:p>72</text:p>
          </table:table-cell>
          <table:table-cell office:value-type="float" office:value="16.14" calcext:value-type="float">
            <text:p>16,14</text:p>
          </table:table-cell>
          <table:table-cell table:formula="of:=[.B8]*[.C8]" office:value-type="float" office:value="1162.08" calcext:value-type="float">
            <text:p>1162,08</text:p>
          </table:table-cell>
          <table:table-cell table:formula="of:=([.B8]*100/[.B$16])" office:value-type="float" office:value="13.7931034482759" calcext:value-type="float">
            <text:p>13,793103448275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]*6" office:value-type="float" office:value="72" calcext:value-type="float">
            <text:p>72</text:p>
          </table:table-cell>
          <table:table-cell office:value-type="float" office:value="16.14" calcext:value-type="float">
            <text:p>16,14</text:p>
          </table:table-cell>
          <table:table-cell table:formula="of:=[.B9]*[.C9]" office:value-type="float" office:value="1162.08" calcext:value-type="float">
            <text:p>1162,08</text:p>
          </table:table-cell>
          <table:table-cell table:formula="of:=([.B9]*100/[.B$16])" office:value-type="float" office:value="13.7931034482759" calcext:value-type="float">
            <text:p>13,793103448275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0]*6" office:value-type="float" office:value="36" calcext:value-type="float">
            <text:p>36</text:p>
          </table:table-cell>
          <table:table-cell office:value-type="float" office:value="16.14" calcext:value-type="float">
            <text:p>16,14</text:p>
          </table:table-cell>
          <table:table-cell table:formula="of:=[.B10]*[.C10]" office:value-type="float" office:value="581.04" calcext:value-type="float">
            <text:p>581,04</text:p>
          </table:table-cell>
          <table:table-cell table:formula="of:=([.B10]*100/[.B$16])" office:value-type="float" office:value="6.89655172413793" calcext:value-type="float">
            <text:p>6,8965517241379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1]*6" office:value-type="float" office:value="30" calcext:value-type="float">
            <text:p>30</text:p>
          </table:table-cell>
          <table:table-cell office:value-type="float" office:value="16.14" calcext:value-type="float">
            <text:p>16,14</text:p>
          </table:table-cell>
          <table:table-cell table:formula="of:=[.B11]*[.C11]" office:value-type="float" office:value="484.2" calcext:value-type="float">
            <text:p>484,2</text:p>
          </table:table-cell>
          <table:table-cell table:formula="of:=([.B11]*100/[.B$16])" office:value-type="float" office:value="5.74712643678161" calcext:value-type="float">
            <text:p>5,7471264367816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2]*6" office:value-type="float" office:value="36" calcext:value-type="float">
            <text:p>36</text:p>
          </table:table-cell>
          <table:table-cell office:value-type="float" office:value="16.14" calcext:value-type="float">
            <text:p>16,14</text:p>
          </table:table-cell>
          <table:table-cell table:formula="of:=[.B12]*[.C12]" office:value-type="float" office:value="581.04" calcext:value-type="float">
            <text:p>581,04</text:p>
          </table:table-cell>
          <table:table-cell table:formula="of:=([.B12]*100/[.B$16])" office:value-type="float" office:value="6.89655172413793" calcext:value-type="float">
            <text:p>6,8965517241379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]*6" office:value-type="float" office:value="6" calcext:value-type="float">
            <text:p>6</text:p>
          </table:table-cell>
          <table:table-cell office:value-type="float" office:value="16.14" calcext:value-type="float">
            <text:p>16,14</text:p>
          </table:table-cell>
          <table:table-cell table:formula="of:=[.B13]*[.C13]" office:value-type="float" office:value="96.84" calcext:value-type="float">
            <text:p>96,84</text:p>
          </table:table-cell>
          <table:table-cell table:formula="of:=([.B13]*100/[.B$16])" office:value-type="float" office:value="1.14942528735632" calcext:value-type="float">
            <text:p>1,1494252873563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]*6" office:value-type="float" office:value="6" calcext:value-type="float">
            <text:p>6</text:p>
          </table:table-cell>
          <table:table-cell office:value-type="float" office:value="16.14" calcext:value-type="float">
            <text:p>16,14</text:p>
          </table:table-cell>
          <table:table-cell table:formula="of:=[.B14]*[.C14]" office:value-type="float" office:value="96.84" calcext:value-type="float">
            <text:p>96,84</text:p>
          </table:table-cell>
          <table:table-cell table:formula="of:=([.B14]*100/[.B$16])" office:value-type="float" office:value="1.14942528735632" calcext:value-type="float">
            <text:p>1,14942528735632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5]*6" office:value-type="float" office:value="24" calcext:value-type="float">
            <text:p>24</text:p>
          </table:table-cell>
          <table:table-cell office:value-type="float" office:value="16.14" calcext:value-type="float">
            <text:p>16,14</text:p>
          </table:table-cell>
          <table:table-cell table:formula="of:=[.B15]*[.C15]" office:value-type="float" office:value="387.36" calcext:value-type="float">
            <text:p>387,36</text:p>
          </table:table-cell>
          <table:table-cell table:formula="of:=([.B15]*100/[.B$16])" office:value-type="float" office:value="4.59770114942529" calcext:value-type="float">
            <text:p>4,59770114942529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3" table:formula="of:=SUM([.A3:.A15])" office:value-type="float" office:value="87" calcext:value-type="float">
            <text:p>87</text:p>
          </table:table-cell>
          <table:table-cell table:style-name="ce3" table:formula="of:=SUM([.B3:.B15])" office:value-type="float" office:value="522" calcext:value-type="float">
            <text:p>522</text:p>
          </table:table-cell>
          <table:table-cell/>
          <table:table-cell table:style-name="ce3" table:formula="of:=SUM([.D3:.D15])" office:value-type="float" office:value="8425.08" calcext:value-type="float">
            <text:p>8425,08</text:p>
          </table:table-cell>
          <table:table-cell table:style-name="ce3" table:formula="of:=SUM([.E3:.E15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праздника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оплата труда</text:p>
          </table:table-cell>
          <table:table-cell table:style-name="ce3" office:value-type="string" calcext:value-type="string">
            <text:p>ЗП</text:p>
          </table:table-cell>
          <table:table-cell table:style-name="ce3" office:value-type="string" calcext:value-type="string">
            <text:p>РН, 30%</text:p>
          </table:table-cell>
          <table:table-cell table:style-name="ce3" office:value-type="string" calcext:value-type="string">
            <text:p>ОЗП</text:p>
          </table:table-cell>
          <table:table-cell table:style-name="ce3" office:value-type="string" calcext:value-type="string">
            <text:p>ДЗП, 15%</text:p>
          </table:table-cell>
          <table:table-cell table:style-name="ce3" office:value-type="string" calcext:value-type="string">
            <text:p>ФОТ</text:p>
          </table:table-cell>
          <table:table-cell table:style-name="ce3" office:value-type="string" calcext:value-type="string">
            <text:p>Страховые, 30%</text:p>
          </table:table-cell>
          <table:table-cell table:style-name="ce3" office:value-type="string" calcext:value-type="string">
            <text:p>всего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рук</text:p>
          </table:table-cell>
          <table:table-cell table:formula="of:=[.J7]" office:value-type="float" office:value="23460" calcext:value-type="float">
            <text:p>23460</text:p>
          </table:table-cell>
          <table:table-cell table:formula="of:=[.B21]*0.3" office:value-type="float" office:value="7038" calcext:value-type="float">
            <text:p>7038</text:p>
          </table:table-cell>
          <table:table-cell table:formula="of:=[.C21]+[.B21]" office:value-type="float" office:value="30498" calcext:value-type="float">
            <text:p>30498</text:p>
          </table:table-cell>
          <table:table-cell table:formula="of:=[.D21]*0.15" office:value-type="float" office:value="4574.7" calcext:value-type="float">
            <text:p>4574,7</text:p>
          </table:table-cell>
          <table:table-cell table:formula="of:=[.E21]+[.D21]" office:value-type="float" office:value="35072.7" calcext:value-type="float">
            <text:p>35072,7</text:p>
          </table:table-cell>
          <table:table-cell table:formula="of:=[.F21]*0.3" office:value-type="float" office:value="10521.81" calcext:value-type="float">
            <text:p>10521,81</text:p>
          </table:table-cell>
          <table:table-cell table:formula="of:=[.G21]+[.F21]" office:value-type="float" office:value="45594.51" calcext:value-type="float">
            <text:p>45594,5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разр</text:p>
          </table:table-cell>
          <table:table-cell table:formula="of:=[.D16]" office:value-type="float" office:value="8425.08" calcext:value-type="float">
            <text:p>8425,08</text:p>
          </table:table-cell>
          <table:table-cell table:formula="of:=[.B22]*0.3" office:value-type="float" office:value="2527.524" calcext:value-type="float">
            <text:p>2527,524</text:p>
          </table:table-cell>
          <table:table-cell table:formula="of:=[.C22]+[.B22]" office:value-type="float" office:value="10952.604" calcext:value-type="float">
            <text:p>10952,604</text:p>
          </table:table-cell>
          <table:table-cell table:formula="of:=[.D22]*0.15" office:value-type="float" office:value="1642.8906" calcext:value-type="float">
            <text:p>1642,8906</text:p>
          </table:table-cell>
          <table:table-cell table:formula="of:=[.E22]+[.D22]" office:value-type="float" office:value="12595.4946" calcext:value-type="float">
            <text:p>12595,4946</text:p>
          </table:table-cell>
          <table:table-cell table:formula="of:=[.F22]*0.3" office:value-type="float" office:value="3778.64838" calcext:value-type="float">
            <text:p>3778,64838</text:p>
          </table:table-cell>
          <table:table-cell table:formula="of:=[.G22]+[.F22]" office:value-type="float" office:value="16374.14298" calcext:value-type="float">
            <text:p>16374,14298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итого:</text:p>
          </table:table-cell>
          <table:table-cell table:formula="of:=[.H21]+[.H22]" office:value-type="float" office:value="61968.65298" calcext:value-type="float">
            <text:p>61968,65298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36748.94" calcext:value-type="float">
            <text:p>36748,94</text:p>
          </table:table-cell>
          <table:table-cell table:number-columns-repeated="10"/>
        </table:table-row>
        <table:table-row table:style-name="ro1">
          <table:table-cell office:value-type="float" office:value="362.01" calcext:value-type="float">
            <text:p>362,01</text:p>
          </table:table-cell>
          <table:table-cell table:number-columns-repeated="10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  <table:table-cell table:number-columns-repeated="2" office:value-type="float" office:value="25000" calcext:value-type="float">
            <text:p>25000</text:p>
          </table:table-cell>
          <table:table-cell office:value-type="float" office:value="2.8" calcext:value-type="float">
            <text:p>2,8</text:p>
          </table:table-cell>
          <table:table-cell table:formula="of:=[.G30]*[.H30]%+[.G30]" office:value-type="float" office:value="25700" calcext:value-type="float">
            <text:p>25700</text:p>
          </table:table-cell>
          <table:table-cell table:number-columns-repeated="2"/>
        </table:table-row>
        <table:table-row table:style-name="ro1">
          <table:table-cell office:value-type="float" office:value="737.36" calcext:value-type="float">
            <text:p>737,36</text:p>
          </table:table-cell>
          <table:table-cell table:number-columns-repeated="4"/>
          <table:table-cell table:number-columns-repeated="2" office:value-type="float" office:value="6500" calcext:value-type="float">
            <text:p>6500</text:p>
          </table:table-cell>
          <table:table-cell office:value-type="float" office:value="2.8" calcext:value-type="float">
            <text:p>2,8</text:p>
          </table:table-cell>
          <table:table-cell table:formula="of:=[.G31]*[.H31]%+[.G31]" office:value-type="float" office:value="6682" calcext:value-type="float">
            <text:p>6682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  <table:table-cell table:formula="of:=[.I30]+[.I31]" office:value-type="float" office:value="32382" calcext:value-type="float">
            <text:p>32382</text:p>
          </table:table-cell>
          <table:table-cell table:number-columns-repeated="2"/>
        </table:table-row>
        <table:table-row table:style-name="ro1">
          <table:table-cell table:formula="of:=SUM([.A28:.A32])" office:value-type="float" office:value="41606.31" calcext:value-type="float">
            <text:p>41606,3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.00.0000</text:date>, <text:time style:data-style-name="N2" text:time-value="04:12:33.23976673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7:31:04.781565531</meta:creation-date>
    <dc:date>2017-06-05T05:02:55.618673705</dc:date>
    <meta:editing-duration>PT6H12M30S</meta:editing-duration>
    <meta:editing-cycles>16</meta:editing-cycles>
    <meta:generator>LibreOffice/5.2.2.2$Linux_X86_64 LibreOffice_project/20m0$Build-2</meta:generator>
    <meta:document-statistic meta:table-count="1" meta:cell-count="163" meta:object-count="0"/>
  </office:meta>
</office:document-meta>
</file>